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5"/>
    <style:style style:name="P6" style:family="paragraph" style:parent-style-name="Text_20_body">
      <style:paragraph-properties fo:margin-top="0in" fo:margin-bottom="0in" fo:text-align="center" style:justify-single-word="false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25">
      <style:paragraph-properties fo:margin-top="0in" fo:margin-bottom="0in"/>
    </style:style>
    <style:style style:name="P10" style:family="paragraph" style:parent-style-name="Text_20_body">
      <style:paragraph-properties fo:margin-top="0in" fo:margin-bottom="0in" fo:text-align="center" style:justify-single-word="false"/>
      <style:text-properties fo:font-size="16pt" style:font-size-asian="16pt" style:font-size-complex="16pt"/>
    </style:style>
    <style:style style:name="P11" style:family="paragraph" style:parent-style-name="Text_20_body" style:list-style-name="L3">
      <style:paragraph-properties fo:margin-left="0.4165in" fo:margin-right="0in" fo:margin-top="0in" fo:margin-bottom="0in" fo:text-indent="0in" style:auto-text-indent="false"/>
    </style:style>
    <style:style style:name="P12" style:family="paragraph" style:parent-style-name="Text_20_body" style:list-style-name="L4">
      <style:paragraph-properties fo:margin-left="0.4165in" fo:margin-right="0in" fo:margin-top="0in" fo:margin-bottom="0in" fo:text-indent="0in" style:auto-text-indent="false"/>
    </style:style>
    <style:style style:name="P13" style:family="paragraph" style:parent-style-name="Text_20_body" style:list-style-name="L5">
      <style:paragraph-properties fo:margin-left="0.4165in" fo:margin-right="0in" fo:margin-top="0in" fo:margin-bottom="0in" fo:text-indent="0in" style:auto-text-indent="false"/>
    </style:style>
    <style:style style:name="P14" style:family="paragraph" style:parent-style-name="Text_20_body" style:list-style-name="L6">
      <style:paragraph-properties fo:margin-left="0.4165in" fo:margin-right="0in" fo:margin-top="0in" fo:margin-bottom="0in" fo:text-indent="0in" style:auto-text-indent="false"/>
    </style:style>
    <style:style style:name="P15" style:family="paragraph" style:parent-style-name="Text_20_body" style:list-style-name="L7">
      <style:paragraph-properties fo:margin-left="0.4165in" fo:margin-right="0in" fo:margin-top="0in" fo:margin-bottom="0in" fo:text-indent="0in" style:auto-text-indent="false"/>
    </style:style>
    <style:style style:name="P16" style:family="paragraph" style:parent-style-name="Text_20_body" style:list-style-name="L8">
      <style:paragraph-properties fo:margin-left="0.4165in" fo:margin-right="0in" fo:margin-top="0in" fo:margin-bottom="0in" fo:text-indent="0in" style:auto-text-indent="false"/>
    </style:style>
    <style:style style:name="P17" style:family="paragraph" style:parent-style-name="Text_20_body" style:list-style-name="L9">
      <style:paragraph-properties fo:margin-left="0.4165in" fo:margin-right="0in" fo:margin-top="0in" fo:margin-bottom="0in" fo:text-indent="0in" style:auto-text-indent="false"/>
    </style:style>
    <style:style style:name="P18" style:family="paragraph" style:parent-style-name="Text_20_body" style:list-style-name="L10">
      <style:paragraph-properties fo:margin-left="0.4165in" fo:margin-right="0in" fo:margin-top="0in" fo:margin-bottom="0in" fo:text-indent="0in" style:auto-text-indent="false"/>
    </style:style>
    <style:style style:name="P19" style:family="paragraph" style:parent-style-name="Text_20_body" style:list-style-name="L11">
      <style:paragraph-properties fo:margin-left="0.4165in" fo:margin-right="0in" fo:margin-top="0in" fo:margin-bottom="0in" fo:text-indent="0in" style:auto-text-indent="false"/>
    </style:style>
    <style:style style:name="P20" style:family="paragraph" style:parent-style-name="Text_20_body" style:list-style-name="L12">
      <style:paragraph-properties fo:margin-left="0.4165in" fo:margin-right="0in" fo:margin-top="0in" fo:margin-bottom="0in" fo:text-indent="0in" style:auto-text-indent="false"/>
    </style:style>
    <style:style style:name="P21" style:family="paragraph" style:parent-style-name="Text_20_body" style:list-style-name="L13">
      <style:paragraph-properties fo:margin-left="0.4165in" fo:margin-right="0in" fo:margin-top="0in" fo:margin-bottom="0in" fo:text-indent="0in" style:auto-text-indent="false"/>
    </style:style>
    <style:style style:name="P22" style:family="paragraph" style:parent-style-name="Text_20_body" style:list-style-name="L14">
      <style:paragraph-properties fo:margin-left="0.4165in" fo:margin-right="0in" fo:margin-top="0in" fo:margin-bottom="0in" fo:text-indent="0in" style:auto-text-indent="false"/>
    </style:style>
    <style:style style:name="P23" style:family="paragraph" style:parent-style-name="Text_20_body" style:list-style-name="L15">
      <style:paragraph-properties fo:margin-left="0.4165in" fo:margin-right="0in" fo:margin-top="0in" fo:margin-bottom="0in" fo:text-indent="0in" style:auto-text-indent="false"/>
    </style:style>
    <style:style style:name="P24" style:family="paragraph" style:parent-style-name="Text_20_body" style:list-style-name="L16">
      <style:paragraph-properties fo:margin-left="0.4165in" fo:margin-right="0in" fo:margin-top="0in" fo:margin-bottom="0in" fo:text-indent="0in" style:auto-text-indent="false"/>
    </style:style>
    <style:style style:name="P25" style:family="paragraph" style:parent-style-name="Text_20_body" style:list-style-name="L17">
      <style:paragraph-properties fo:margin-left="0.4165in" fo:margin-right="0in" fo:margin-top="0in" fo:margin-bottom="0in" fo:text-indent="0in" style:auto-text-indent="false"/>
    </style:style>
    <style:style style:name="P26" style:family="paragraph" style:parent-style-name="Text_20_body" style:list-style-name="L18">
      <style:paragraph-properties fo:margin-left="0.4165in" fo:margin-right="0in" fo:margin-top="0in" fo:margin-bottom="0in" fo:text-indent="0in" style:auto-text-indent="false"/>
    </style:style>
    <style:style style:name="P27" style:family="paragraph" style:parent-style-name="Text_20_body" style:list-style-name="L19">
      <style:paragraph-properties fo:margin-left="0.4165in" fo:margin-right="0in" fo:margin-top="0in" fo:margin-bottom="0in" fo:text-indent="0in" style:auto-text-indent="false"/>
    </style:style>
    <style:style style:name="P28" style:family="paragraph" style:parent-style-name="Text_20_body" style:list-style-name="L21">
      <style:paragraph-properties fo:margin-left="0.4165in" fo:margin-right="0in" fo:margin-top="0in" fo:margin-bottom="0in" fo:text-indent="0in" style:auto-text-indent="false"/>
    </style:style>
    <style:style style:name="P29" style:family="paragraph" style:parent-style-name="Text_20_body" style:list-style-name="L22">
      <style:paragraph-properties fo:margin-left="0.4165in" fo:margin-right="0in" fo:margin-top="0in" fo:margin-bottom="0in" fo:text-indent="0in" style:auto-text-indent="false"/>
    </style:style>
    <style:style style:name="P30" style:family="paragraph" style:parent-style-name="Text_20_body" style:list-style-name="L23">
      <style:paragraph-properties fo:margin-left="0.4165in" fo:margin-right="0in" fo:margin-top="0in" fo:margin-bottom="0in" fo:text-indent="0in" style:auto-text-indent="false"/>
    </style:style>
    <style:style style:name="P31" style:family="paragraph" style:parent-style-name="Text_20_body" style:list-style-name="L3">
      <style:paragraph-properties fo:margin-left="0.4165in" fo:margin-right="0in" fo:text-indent="0in" style:auto-text-indent="false"/>
    </style:style>
    <style:style style:name="P32" style:family="paragraph" style:parent-style-name="Text_20_body" style:list-style-name="L4">
      <style:paragraph-properties fo:margin-left="0.4165in" fo:margin-right="0in" fo:text-indent="0in" style:auto-text-indent="false"/>
    </style:style>
    <style:style style:name="P33" style:family="paragraph" style:parent-style-name="Text_20_body" style:list-style-name="L5">
      <style:paragraph-properties fo:margin-left="0.4165in" fo:margin-right="0in" fo:text-indent="0in" style:auto-text-indent="false"/>
    </style:style>
    <style:style style:name="P34" style:family="paragraph" style:parent-style-name="Text_20_body" style:list-style-name="L6">
      <style:paragraph-properties fo:margin-left="0.4165in" fo:margin-right="0in" fo:text-indent="0in" style:auto-text-indent="false"/>
    </style:style>
    <style:style style:name="P35" style:family="paragraph" style:parent-style-name="Text_20_body" style:list-style-name="L7">
      <style:paragraph-properties fo:margin-left="0.4165in" fo:margin-right="0in" fo:text-indent="0in" style:auto-text-indent="false"/>
    </style:style>
    <style:style style:name="P36" style:family="paragraph" style:parent-style-name="Text_20_body" style:list-style-name="L8">
      <style:paragraph-properties fo:margin-left="0.4165in" fo:margin-right="0in" fo:text-indent="0in" style:auto-text-indent="false"/>
    </style:style>
    <style:style style:name="P37" style:family="paragraph" style:parent-style-name="Text_20_body" style:list-style-name="L9">
      <style:paragraph-properties fo:margin-left="0.4165in" fo:margin-right="0in" fo:text-indent="0in" style:auto-text-indent="false"/>
    </style:style>
    <style:style style:name="P38" style:family="paragraph" style:parent-style-name="Text_20_body" style:list-style-name="L10">
      <style:paragraph-properties fo:margin-left="0.4165in" fo:margin-right="0in" fo:text-indent="0in" style:auto-text-indent="false"/>
    </style:style>
    <style:style style:name="P39" style:family="paragraph" style:parent-style-name="Text_20_body" style:list-style-name="L11">
      <style:paragraph-properties fo:margin-left="0.4165in" fo:margin-right="0in" fo:text-indent="0in" style:auto-text-indent="false"/>
    </style:style>
    <style:style style:name="P40" style:family="paragraph" style:parent-style-name="Text_20_body" style:list-style-name="L12">
      <style:paragraph-properties fo:margin-left="0.4165in" fo:margin-right="0in" fo:text-indent="0in" style:auto-text-indent="false"/>
    </style:style>
    <style:style style:name="P41" style:family="paragraph" style:parent-style-name="Text_20_body" style:list-style-name="L13">
      <style:paragraph-properties fo:margin-left="0.4165in" fo:margin-right="0in" fo:text-indent="0in" style:auto-text-indent="false"/>
    </style:style>
    <style:style style:name="P42" style:family="paragraph" style:parent-style-name="Text_20_body" style:list-style-name="L14">
      <style:paragraph-properties fo:margin-left="0.4165in" fo:margin-right="0in" fo:text-indent="0in" style:auto-text-indent="false"/>
    </style:style>
    <style:style style:name="P43" style:family="paragraph" style:parent-style-name="Text_20_body" style:list-style-name="L15">
      <style:paragraph-properties fo:margin-left="0.4165in" fo:margin-right="0in" fo:text-indent="0in" style:auto-text-indent="false"/>
    </style:style>
    <style:style style:name="P44" style:family="paragraph" style:parent-style-name="Text_20_body" style:list-style-name="L16">
      <style:paragraph-properties fo:margin-left="0.4165in" fo:margin-right="0in" fo:text-indent="0in" style:auto-text-indent="false"/>
    </style:style>
    <style:style style:name="P45" style:family="paragraph" style:parent-style-name="Text_20_body" style:list-style-name="L17">
      <style:paragraph-properties fo:margin-left="0.4165in" fo:margin-right="0in" fo:text-indent="0in" style:auto-text-indent="false"/>
    </style:style>
    <style:style style:name="P46" style:family="paragraph" style:parent-style-name="Text_20_body" style:list-style-name="L18">
      <style:paragraph-properties fo:margin-left="0.4165in" fo:margin-right="0in" fo:text-indent="0in" style:auto-text-indent="false"/>
    </style:style>
    <style:style style:name="P47" style:family="paragraph" style:parent-style-name="Text_20_body" style:list-style-name="L19">
      <style:paragraph-properties fo:margin-left="0.4165in" fo:margin-right="0in" fo:text-indent="0in" style:auto-text-indent="false"/>
    </style:style>
    <style:style style:name="P48" style:family="paragraph" style:parent-style-name="Text_20_body" style:list-style-name="L20">
      <style:paragraph-properties fo:margin-left="0.4165in" fo:margin-right="0in" fo:text-indent="0in" style:auto-text-indent="false"/>
    </style:style>
    <style:style style:name="P49" style:family="paragraph" style:parent-style-name="Text_20_body" style:list-style-name="L21">
      <style:paragraph-properties fo:margin-left="0.4165in" fo:margin-right="0in" fo:text-indent="0in" style:auto-text-indent="false"/>
    </style:style>
    <style:style style:name="P50" style:family="paragraph" style:parent-style-name="Text_20_body" style:list-style-name="L22">
      <style:paragraph-properties fo:margin-left="0.4165in" fo:margin-right="0in" fo:text-indent="0in" style:auto-text-indent="false"/>
    </style:style>
    <style:style style:name="P51" style:family="paragraph" style:parent-style-name="Text_20_body" style:list-style-name="L23">
      <style:paragraph-properties fo:margin-left="0.4165in" fo:margin-right="0in" fo:text-indent="0in" style:auto-text-indent="false"/>
    </style:style>
    <style:style style:name="P52" style:family="paragraph" style:parent-style-name="Text_20_body" style:list-style-name="L24">
      <style:paragraph-properties fo:margin-left="0.2083in" fo:margin-right="0in" fo:margin-top="0in" fo:margin-bottom="0in" fo:text-indent="0in" style:auto-text-indent="false"/>
    </style:style>
    <style:style style:name="P53" style:family="paragraph" style:parent-style-name="Text_20_body" style:list-style-name="L24">
      <style:paragraph-properties fo:margin-left="0.2083in" fo:margin-right="0in" fo:text-indent="0in" style:auto-text-indent="false"/>
    </style:style>
    <style:style style:name="P54" style:family="paragraph" style:parent-style-name="Heading_20_2">
      <style:paragraph-properties fo:margin-top="0.1665in" fo:margin-bottom="0.1965in"/>
    </style:style>
    <style:style style:name="P55" style:family="paragraph" style:parent-style-name="Heading_20_4">
      <style:paragraph-properties fo:margin-top="0.0209in" fo:margin-bottom="0.1965in"/>
    </style:style>
    <style:style style:name="P56" style:family="paragraph" style:parent-style-name="Heading_20_4">
      <style:paragraph-properties fo:margin-left="0.4165in" fo:margin-right="0in" fo:margin-top="0.0209in" fo:margin-bottom="0.1965in" fo:text-indent="0in" style:auto-text-indent="false"/>
    </style:style>
    <style:style style:name="P57" style:family="paragraph" style:parent-style-name="Heading_20_3">
      <style:paragraph-properties fo:margin-left="0.2083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reamble">
        <text:p text:style-name="P1"><text:script>&lt;!--/*--&gt;&lt;![CDATA[/*&gt;&lt;!--*/
 function CodeHighlightOn(elem, id)
 {
   var target = document.getElementById(id);
   if(null != target) {
     elem.cacheClassElem = elem.className;
     elem.cacheClassTarget = target.className;
     target.className = "code-highlighted";
     elem.className   = "code-highlighted";
   }
 }
 function CodeHighlightOff(elem, id)
 {
   var target = document.getElementById(id);
   if(elem.cacheClassElem)
     elem.className = elem.cacheClassElem;
   if(elem.cacheClassTarget)
     target.className = elem.cacheClassTarget;
 }
/*]]&gt;*///--&gt;</text:script></text:p>
      </text:section>
      <text:section text:style-name="Sect1" text:name="content">
        <text:p text:style-name="P10"><text:span text:style-name="T1">Neil Smithline</text:span></text:p>
        <text:p text:style-name="P6">831 Beacon St, Suite #255 </text:p>
        <text:p text:style-name="P6">Newton Centre, MA 02459 </text:p>
        <text:p text:style-name="P6">Voice: 408-634-5764     Fax: 206-666-5090 </text:p>
        <text:p text:style-name="P6">(Most current resume and more information at <text:a xlink:type="simple" xlink:href="http://www.NeilSmithline.com/">www.NeilSmithline.com</text:a>.)</text:p>
        <text:p text:style-name="P6"><draw:frame draw:style-name="fr1" draw:name="graphics1" text:anchor-type="paragraph" svg:width="1.6043in" svg:height="0.1252in" draw:z-index="0"><draw:image xlink:href="../../../../../source/assets/email-images/jobs-neilsmithline-com.png" xlink:type="simple" xlink:show="embed" xlink:actuate="onLoad" draw:filter-name="&lt;All formats&gt;"/></draw:frame></text:p>
        <text:section text:style-name="Sect1" text:name="outline-container-1">
          <text:h text:style-name="P54" text:outline-level="2"><text:bookmark text:name="sec-1"/>Objective</text:h>
          <text:section text:style-name="Sect1" text:name="text-1">
            <text:p text:style-name="Text_20_body">I am looking to add my experience and creativity to an exciting engineering team be part of a fast-paced, cutting-edge technology company. </text:p>
          </text:section>
        </text:section>
        <text:section text:style-name="Sect1" text:name="outline-container-2">
          <text:h text:style-name="P54" text:outline-level="2"><text:bookmark text:name="sec-2"/>General Skills</text:h>
          <text:section text:style-name="Sect1" text:name="text-2">
            <text:list xml:id="list2046885310" text:style-name="L1">
              <text:list-item>
                <text:p text:style-name="P7">Familiar with a wide variety of development processes including Waterfall, eXtreme Programming (XP), Agile Software Development, Unified Rational Development, etc… </text:p>
              </text:list-item>
              <text:list-item>
                <text:p text:style-name="P7">Self-motivated starter. </text:p>
              </text:list-item>
              <text:list-item>
                <text:p text:style-name="P7">Happy to adapt to new technology areas, utilize different development processes, and perform within a multitude of organizational structures. </text:p>
              </text:list-item>
              <text:list-item>
                <text:p text:style-name="P7">Extensive experience interacting with a wide-range of domestic and international companies, in a diverse set of industries, varying in size from startups to <text:a xlink:type="simple" xlink:href="http://www.forbes.com/global2000/list/">Global 2000 Companies</text:a>. </text:p>
              </text:list-item>
              <text:list-item>
                <text:p text:style-name="P3">Comfortable working alone or as a member of a team, locally or remotely, as a technical lead or individual contributor. </text:p>
              </text:list-item>
            </text:list>
          </text:section>
        </text:section>
        <text:section text:style-name="Sect1" text:name="outline-container-3">
          <text:h text:style-name="P54" text:outline-level="2"><text:bookmark text:name="sec-3"/>Significant Technical Accomplishments</text:h>
          <text:section text:style-name="Sect1" text:name="text-3">
            <text:list xml:id="list1297448369" text:style-name="L2">
              <text:list-item>
                <text:p text:style-name="P8">Enterprise architect: architected and cowrote WLS security framework<text:a xlink:type="simple" xlink:href="#fn.1" office:name="fnr.1"><text:span text:style-name="T2">1</text:span></text:a>. </text:p>
              </text:list-item>
              <text:list-item>
                <text:p text:style-name="P8">Object oriented design and analysis experience including use of <text:a xlink:type="simple" xlink:href="http://en.wikipedia.org/wiki/Rational_rose">Rational Rose</text:a> and <text:a xlink:type="simple" xlink:href="http://en.wikipedia.org/wiki/Borland_Together">TogetherJ/Borland Together</text:a>. </text:p>
              </text:list-item>
              <text:list-item>
                <text:p text:style-name="P8">Application security expert including knowledge of Java security (<text:a xlink:type="simple" xlink:href="http://en.wikipedia.org/wiki/J2ee">JEE/J2EE</text:a> and <text:a xlink:type="simple" xlink:href="http://en.wikipedia.org/wiki/J2ee">JSE/J2SE</text:a>), identity management (<text:a xlink:type="simple" xlink:href="http://en.wikipedia.org/wiki/Idm">IDM</text:a>), web services security, <text:a xlink:type="simple" xlink:href="http://en.wikipedia.org/wiki/SAML">SAML</text:a>, <text:a xlink:type="simple" xlink:href="http://en.wikipedia.org/wiki/XACML">XACML</text:a>, <text:a xlink:type="simple" xlink:href="http://en.wikipedia.org/wiki/Kerberos_(protocol)">Kerberos</text:a>, Firewalls, <text:a xlink:type="simple" xlink:href="http://en.wikipedia.org/wiki/DMZ_(computing)">DMZs</text:a>, and many other technologies. Familiar with many national and international security guidelines including <text:a xlink:type="simple" xlink:href="http://en.wikipedia.org/wiki/Common_criteria">Common Criteria</text:a>, Swiss and German Banking laws, security practices of dozens of the world's most secure companies and government agencies. </text:p>
              </text:list-item>
              <text:list-item>
                <text:p text:style-name="P8">Intimately familiar with the concepts behind application servers: <text:a xlink:type="simple" xlink:href="http://en.wikipedia.org/wiki/Oracle_WebLogic_Server">WebLogic Server</text:a> expert, <text:a xlink:type="simple" xlink:href="http://en.wikipedia.org/wiki/Websphere">WebSphere</text:a>, and <text:a xlink:type="simple" xlink:href="http://en.wikipedia.org/wiki/Jrun">JRun</text:a> experience. </text:p>
              </text:list-item>
              <text:list-item>
                <text:p text:style-name="P4">Extensive experience with a variety of programming languages and operating systems. </text:p>
              </text:list-item>
            </text:list>
          </text:section>
        </text:section>
        <text:section text:style-name="Sect1" text:name="outline-container-4">
          <text:h text:style-name="P54" text:outline-level="2"><text:bookmark text:name="sec-4"/>Employment</text:h>
          <text:section text:style-name="Sect1" text:name="outline-container-4-1">
            <text:h text:style-name="P57" text:outline-level="3"><text:bookmark text:name="sec-4-1"/>Open Source Developer/Personal Leave, January 2011-Present</text:h>
            <text:section text:style-name="Sect1" text:name="outline-container-4-1-1">
              <text:h text:style-name="P56" text:outline-level="4"><text:bookmark text:name="sec-4-1-1"/>Personal Leave, January 2011-Present</text:h>
              <text:section text:style-name="Sect1" text:name="text-4-1-1">
                <text:list xml:id="list502370637" text:style-name="L3">
                  <text:list-item>
                    <text:p text:style-name="P11">Single parent providing 24x7 care for a sick child requiring surgery and several multiday hospitalizations over 12+ months. </text:p>
                  </text:list-item>
                  <text:list-item>
                    <text:p text:style-name="P11">Child is currently healthy, undertaking rehab to recover from a year of bedrest, and looking for a part-time job prior to starting college in September 2012. </text:p>
                  </text:list-item>
                  <text:list-item>
                    <text:p text:style-name="P31">I am now anxiously looking to return to the workplace. </text:p>
                  </text:list-item>
                </text:list>
              </text:section>
            </text:section>
            <text:section text:style-name="Sect1" text:name="outline-container-4-1-2">
              <text:h text:style-name="P56" text:outline-level="4"><text:bookmark text:name="sec-4-1-2"/>Open Source Developer, January 2011-Present, as time permitted</text:h>
              <text:section text:style-name="Sect1" text:name="text-4-1-2">
                <text:list xml:id="list1421664194" text:style-name="L4">
                  <text:list-item>
                    <text:p text:style-name="P12">Wrote <text:a xlink:type="simple" xlink:href="http://bit.ly/JkCqW9">Gmail2Gcal Notifier</text:a> (live demo available <text:a xlink:type="simple" xlink:href="http://bit.ly/JkCqW9">here</text:a>). It is an original project that converts <text:a xlink:type="simple" xlink:href="http://bit.ly/M1dcPX">Gmail</text:a> messages deemed important into calendar appointments with notifications. When used with a smart phone, an <text:a xlink:type="simple" xlink:href="http://bit.ly/M1d2Ir">Android</text:a> in my case, Gmail2Gcal uses Gmail <text:a xlink:type="simple" xlink:href="http://bit.ly/M1dMxd">filtering</text:a> to provide immediate notification of important emails via your phone's calendar. Unlike most email notification systems, calendar notifications provide rich functionality such as snoozing and nags. A live demo can be found at Gmail2Gcal's <text:a xlink:type="simple" xlink:href="http://bit.ly/JkCqW9">Github</text:a> repository page. Languages: <text:span text:style-name="T3">Lua</text:span> and <text:span text:style-name="T3">Shell</text:span>. </text:p>
                  </text:list-item>
                  <text:list-item>
                    <text:p text:style-name="P12">Contributed to <text:a xlink:type="simple" xlink:href="http://bit.ly/J7N024">IMAPFilter</text:a>: Added additional examples and submitted a still pending <text:a xlink:type="simple" xlink:href="http://bit.ly/JiAg7t">pull request</text:a>. Languages: <text:span text:style-name="T3">Lua</text:span>. </text:p>
                  </text:list-item>
                  <text:list-item>
                    <text:p text:style-name="P12">Contributed to <text:a xlink:type="simple" xlink:href="http://bit.ly/Jks8Fr">org-ruby</text:a> (a component of <text:a xlink:type="simple" xlink:href="http://bit.ly/JkshbU">Github</text:a>): Improved Github's functionality for displaying <text:a xlink:type="simple" xlink:href="http://bit.ly/zhYdcB">.org</text:a> files. Languages: <text:span text:style-name="T3">Ruby</text:span>. </text:p>
                  </text:list-item>
                  <text:list-item>
                    <text:p text:style-name="P12">Enhanced the <text:a xlink:type="simple" xlink:href="http://bit.ly/Jm1bmc">Jekyll</text:a> blogging engine to produce more informative error messages. Jekyll is the underlying technology used in <text:a xlink:type="simple" xlink:href="http://bit.ly/Krch8n">Github Pages</text:a> and the <text:a xlink:type="simple" xlink:href="http://bit.ly/KT1aFT">Octopress blogging system</text:a>. Languages: <text:span text:style-name="T3">Ruby</text:span> </text:p>
                  </text:list-item>
                  <text:list-item>
                    <text:p text:style-name="P12">Contributed to <text:a xlink:type="simple" xlink:href="http://bit.ly/wq2Ien">Nanoblogger</text:a>. Have written a <text:a xlink:type="simple" xlink:href="http://bit.ly/JkAz3C">Github plugin</text:a> and an original <text:a xlink:type="simple" xlink:href="http://bit.ly/xOIkfJ">command-line</text:a> interface, <text:a xlink:type="simple" xlink:href="http://bit.ly/JkBm4v">nbc</text:a>, for Nanoblogger. Languages: <text:span text:style-name="T3">Shell</text:span>. </text:p>
                  </text:list-item>
                  <text:list-item>
                    <text:p text:style-name="P12">Wrote multiple <text:a xlink:type="simple" xlink:href="http://bit.ly/Jkxy3f">UserScripts</text:a> (mini add-ons for browsers) including <text:a xlink:type="simple" xlink:href="http://bit.ly/JkwJHB">timely-google-search-year</text:a> that changes the default search for Google to exclude links older than one year. Languages: <text:span text:style-name="T3">JavaScript</text:span>. </text:p>
                  </text:list-item>
                  <text:list-item>
                    <text:p text:style-name="P12">Wrote the <text:a xlink:type="simple" xlink:href="http://bit.ly/HJCSM7">Firefox</text:a> add-on <text:a xlink:type="simple" xlink:href="http://bit.ly/HNR3jj">AMO Up Top Version Info</text:a> that makes searching for compatible extensions for <text:a xlink:type="simple" xlink:href="http://bit.ly/IbQTRK">Mozilla</text:a> products more efficient. Languages: <text:span text:style-name="T3">JavaScript</text:span> and some minor <text:span text:style-name="T3">XML</text:span>. </text:p>
                  </text:list-item>
                  <text:list-item>
                    <text:p text:style-name="P12">Wrote an <text:a xlink:type="simple" xlink:href="http://bit.ly/KT1aFT">Octopress</text:a> blog <text:a xlink:type="simple" xlink:href="http://bit.ly/LZd2tB">plugin</text:a> that incorporates dynamic <text:a xlink:type="simple" xlink:href="http://bit.ly/O5wwYM">trending</text:a> news into the static blogging features of Octopress and its underlying engine, <text:a xlink:type="simple" xlink:href="http://bit.ly/LZdurZ">Jekyll</text:a>. An example of this plugin can be seen in the "Buzz" section of the sidebar of this <text:a xlink:type="simple" xlink:href="http://bit.ly/N3kIoS">blog posting</text:a>. Languages: <text:span text:style-name="T3">HTML</text:span>, <text:span text:style-name="T3">SCSS</text:span>, <text:span text:style-name="T3">CSS</text:span>, <text:span text:style-name="T3">YAML</text:span>. </text:p>
                  </text:list-item>
                  <text:list-item>
                    <text:p text:style-name="P32">Wrote numerous <text:a xlink:type="simple" xlink:href="http://bit.ly/J3ouNd">GNU Emacs</text:a> extensions: Have taken over maintenance of <text:a xlink:type="simple" xlink:href="http://bit.ly/Le2Pbk">bitly.el</text:a> and rewritten it so that it now communicates with <text:a xlink:type="simple" xlink:href="#Bit.ly">Bit.ly</text:a> asynchronously, providing dramatic performance improvements. Wrote several original packages including <text:a xlink:type="simple" xlink:href="http://bit.ly/JktDTW">org-defprop</text:a>, <text:a xlink:type="simple" xlink:href="http://bit.ly/JktS1q">defhook</text:a>, and <text:a xlink:type="simple" xlink:href="http://bit.ly/Jku3d3">org-global-link-insert</text:a>. Languages: <text:span text:style-name="T3">Elisp</text:span>. </text:p>
                  </text:list-item>
                </text:list>
              </text:section>
            </text:section>
          </text:section>
          <text:section text:style-name="Sect1" text:name="outline-container-4-2">
            <text:h text:style-name="P57" text:outline-level="3"><text:bookmark text:name="sec-4-2"/>Security Contractor/Consultant (Newton, MA), June 2008-December 2011</text:h>
            <text:section text:style-name="Sect1" text:name="outline-container-4-2-1">
              <text:h text:style-name="P56" text:outline-level="4"><text:bookmark text:name="sec-4-2-1"/>Contractor for Aspect Security, August 2011-December 2011</text:h>
              <text:section text:style-name="Sect1" text:name="text-4-2-1">
                <text:list xml:id="list843636528" text:style-name="L5">
                  <text:list-item>
                    <text:p text:style-name="P13">Performed security audits for multiple clients using a combination of manual code review, custom-written scripts, and <text:a xlink:type="simple" xlink:href="http://bit.ly/Kq5BrJ">Fortify</text:a>'s products. </text:p>
                  </text:list-item>
                  <text:list-item>
                    <text:p text:style-name="P33">Made improvements to Aspect's proprietary fault recording and report generation tool. </text:p>
                  </text:list-item>
                </text:list>
              </text:section>
            </text:section>
            <text:section text:style-name="Sect1" text:name="outline-container-4-2-2">
              <text:h text:style-name="P56" text:outline-level="4"><text:bookmark text:name="sec-4-2-2"/>Security Consultant (multiple companies), June 2008-July 2011</text:h>
              <text:section text:style-name="Sect1" text:name="text-4-2-2">
                <text:list xml:id="list1148673094" text:style-name="L6">
                  <text:list-item>
                    <text:p text:style-name="P14">Provided security consulting to multiple companies looking to design a security strategy for future work. </text:p>
                  </text:list-item>
                  <text:list-item>
                    <text:p text:style-name="P34">Author of an online application security skills assessment based on OWASP.org's 2007 Top-10 Web Vulnerabilities. </text:p>
                  </text:list-item>
                </text:list>
              </text:section>
            </text:section>
          </text:section>
          <text:section text:style-name="Sect1" text:name="outline-container-4-3">
            <text:h text:style-name="P57" text:outline-level="3"><text:bookmark text:name="sec-4-3"/>BEA Systems (Boston, MA), October 1999-May 2008</text:h>
            <text:section text:style-name="Sect1" text:name="outline-container-4-3-1">
              <text:h text:style-name="P56" text:outline-level="4"><text:bookmark text:name="sec-4-3-1"/>Chief Security Architect, November 2000-May 2008</text:h>
              <text:section text:style-name="Sect1" text:name="text-4-3-1">
                <text:list xml:id="list1854772467" text:style-name="L7">
                  <text:list-item>
                    <text:p text:style-name="P15">Responsible for all aspects of security in all of BEA’s products including tracking of relevant standards, and long-term security direction. </text:p>
                  </text:list-item>
                  <text:list-item>
                    <text:p text:style-name="P15">Co-architected the BEA WebLogic Server security infrastructure which has been adopted by all BEA products and, following the BEA/Oracle buyout, is being adopted by Oracle products (eg: <text:a xlink:type="simple" xlink:href="http://docs.oracle.com/cd/E21764_01/web.1111/b32511/intro_ws.htm#autoId0">Oracle Web Services Manager</text:a>). </text:p>
                  </text:list-item>
                  <text:list-item>
                    <text:p text:style-name="P15">Implemented major portions of the security system including Java 2 Security integration. </text:p>
                  </text:list-item>
                  <text:list-item>
                    <text:p text:style-name="P15">Developed security coding standards and processes used throughout BEA, created educational material and toured many of BEA's sites to educate (and learn from) the developers. </text:p>
                  </text:list-item>
                  <text:list-item>
                    <text:p text:style-name="P15">Created and managed BEA's vulnerability process and team. Growing it from two two people and two vulnerabilities a year to 50+ vulnerabilities a year with a company-wide team consisting of developers, management, project and product management, QA, technical publications, legal. </text:p>
                  </text:list-item>
                  <text:list-item>
                    <text:p text:style-name="P15">Worked hand-in-hand with key customers to help them design an effective security architecture using both BEA and non-BEA products. </text:p>
                  </text:list-item>
                  <text:list-item>
                    <text:p text:style-name="P15">Orchestrated all technical interactions with third party security vendors and helped them design their integration strategies with the WebLogic Server's security system. </text:p>
                  </text:list-item>
                  <text:list-item>
                    <text:p text:style-name="P35">Helped key customers design and implement an effective security architecture. </text:p>
                  </text:list-item>
                </text:list>
              </text:section>
            </text:section>
            <text:section text:style-name="Sect1" text:name="outline-container-4-3-2">
              <text:h text:style-name="P56" text:outline-level="4"><text:bookmark text:name="sec-4-3-2"/>Architect/Technical Lead/Senior Engineer, WebLogic Commerce Server, October 1999-October 2000</text:h>
              <text:section text:style-name="Sect1" text:name="text-4-3-2">
                <text:list xml:id="list124817509" text:style-name="L8">
                  <text:list-item>
                    <text:p text:style-name="P16">Architected, designed, helped implement, and led Commerce Server team. </text:p>
                  </text:list-item>
                  <text:list-item>
                    <text:p text:style-name="P36">Designed webflow and pipeline subsystem - a Model-View-Controller paradigm for controlling web applications. Received a patent on this technology. </text:p>
                  </text:list-item>
                </text:list>
              </text:section>
            </text:section>
          </text:section>
          <text:section text:style-name="Sect1" text:name="outline-container-4-4">
            <text:h text:style-name="P57" text:outline-level="3"><text:bookmark text:name="sec-4-4"/>Bowne Internet Solutions (Cambridge, MA)</text:h>
            <text:section text:style-name="Sect1" text:name="outline-container-4-4-1">
              <text:h text:style-name="P56" text:outline-level="4"><text:bookmark text:name="sec-4-4-1"/>Technical Architect, July 1999-October 1999</text:h>
              <text:section text:style-name="Sect1" text:name="text-4-4-1">
                <text:list xml:id="list1700418783" text:style-name="L9">
                  <text:list-item>
                    <text:p text:style-name="P17">Responsible for all aspects of interaction with clients including responding to RFP's, sales presentations and leading the development team. </text:p>
                  </text:list-item>
                  <text:list-item>
                    <text:p text:style-name="P37">Created a new, corporate-wide format for proposals. </text:p>
                  </text:list-item>
                </text:list>
              </text:section>
            </text:section>
          </text:section>
          <text:section text:style-name="Sect1" text:name="outline-container-4-5">
            <text:h text:style-name="P57" text:outline-level="3"><text:bookmark text:name="sec-4-5"/>Kronos Incorporated (Waltham, MA)</text:h>
            <text:section text:style-name="Sect1" text:name="outline-container-4-5-1">
              <text:h text:style-name="P56" text:outline-level="4"><text:bookmark text:name="sec-4-5-1"/>Architect/Technical Lead/Senior Engineer, June 1998-July 1999</text:h>
              <text:section text:style-name="Sect1" text:name="text-4-5-1">
                <text:list xml:id="list62696097" text:style-name="L10">
                  <text:list-item>
                    <text:p text:style-name="P18">Technical lead for a 13 person team designing and implementing a Java Servlet/HTML/JavaScript 3 tier web application. </text:p>
                  </text:list-item>
                  <text:list-item>
                    <text:p text:style-name="P18">Responsible for implementation tasks, product definition, application architecture, and high level design. </text:p>
                  </text:list-item>
                  <text:list-item>
                    <text:p text:style-name="P18">Major implementation tasks include a flexible logging package used throughout the division, the logon security sub-system and the internationalization framework. </text:p>
                  </text:list-item>
                  <text:list-item>
                    <text:p text:style-name="P18">Key member of division wide architecture committee responsible for defining long-term directions and resolving cross product issues. </text:p>
                  </text:list-item>
                  <text:list-item>
                    <text:p text:style-name="P18">Leadership responsibilities include helping others resolve design and implementation issues, resource allocation, scheduling, cross team interactions, task prioritization, and general problem solving. </text:p>
                  </text:list-item>
                  <text:list-item>
                    <text:p text:style-name="P38">Designed a model/view/controller server side include mechanism for HTML files. </text:p>
                  </text:list-item>
                </text:list>
              </text:section>
            </text:section>
          </text:section>
          <text:section text:style-name="Sect1" text:name="outline-container-4-6">
            <text:h text:style-name="P57" text:outline-level="3"><text:bookmark text:name="sec-4-6"/>Remedy Corporation (Mountain View, CA)</text:h>
            <text:section text:style-name="Sect1" text:name="outline-container-4-6-1">
              <text:h text:style-name="P56" text:outline-level="4"><text:bookmark text:name="sec-4-6-1"/>Senior Web Engineer, November 1997-May 1998</text:h>
              <text:section text:style-name="Sect1" text:name="text-4-6-1">
                <text:list xml:id="list1302899741" text:style-name="L11">
                  <text:list-item>
                    <text:p text:style-name="P19">Technical lead and senior engineer responsible for designing and implementing a Java applet and C++ middleware for a multi-tiered client-server system. </text:p>
                  </text:list-item>
                  <text:list-item>
                    <text:p text:style-name="P19">Assisted in specifying product requirements from the legacy Windows front-end client. </text:p>
                  </text:list-item>
                  <text:list-item>
                    <text:p text:style-name="P19">Helped design and implement refactoring of the C++ legacy fat application into a multi-threaded library and a single-threaded fat UI. The multi-threaded library continued to be used in the C++ UI and was also the foundation of the model for the mode/-view-controller web application's middleware. </text:p>
                  </text:list-item>
                  <text:list-item>
                    <text:p text:style-name="P39">Designed and implemented sub-systems for middleware server in C++ and thin Java client. </text:p>
                  </text:list-item>
                </text:list>
              </text:section>
            </text:section>
          </text:section>
          <text:section text:style-name="Sect1" text:name="outline-container-4-7">
            <text:h text:style-name="P57" text:outline-level="3"><text:bookmark text:name="sec-4-7"/>Sun Microsystems (Palo Alto, CA)</text:h>
            <text:section text:style-name="Sect1" text:name="outline-container-4-7-1">
              <text:h text:style-name="P56" text:outline-level="4"><text:bookmark text:name="sec-4-7-1"/>Technical Lead for Java Workshop Internationalization, February 1997-October 1997</text:h>
              <text:section text:style-name="Sect1" text:name="text-4-7-1">
                <text:list xml:id="list1929266667" text:style-name="L12">
                  <text:list-item>
                    <text:p text:style-name="P20">Technical lead for team internationalizing a large Java application. </text:p>
                  </text:list-item>
                  <text:list-item>
                    <text:p text:style-name="P20">Led major effort to quickly internationalize an existing Java program for European and Asian Languages on - Solaris and Wintel platforms. </text:p>
                  </text:list-item>
                  <text:list-item>
                    <text:p text:style-name="P20">Responsibilities included assigning tasks, resolution of technical problems, interfacing with other teams. </text:p>
                  </text:list-item>
                  <text:list-item>
                    <text:p text:style-name="P20">Designed and implemented underlying framework for all message internationalization. Optimized %use of Java - ResourceBundle to achieve ~4X performance improvements. </text:p>
                  </text:list-item>
                  <text:list-item>
                    <text:p text:style-name="P40">Implemented major portions of internationalization support including a tool that both checks for internationalization problems as well as modifies the code to correct the problems. </text:p>
                  </text:list-item>
                </text:list>
              </text:section>
            </text:section>
            <text:section text:style-name="Sect1" text:name="outline-container-4-7-2">
              <text:h text:style-name="P56" text:outline-level="4"><text:bookmark text:name="sec-4-7-2"/>Project Lead for Visual Java, October 1996-February 1997</text:h>
              <text:section text:style-name="Sect1" text:name="text-4-7-2">
                <text:list xml:id="list165870708" text:style-name="L13">
                  <text:list-item>
                    <text:p text:style-name="P21">Project lead for 6 person team on a fast-track development cycle to productize a university-built Java Beans based visual programming tool for Java. </text:p>
                  </text:list-item>
                  <text:list-item>
                    <text:p text:style-name="P41">Responsibilities include technical oversight of project, internationalization, and framework integration. </text:p>
                  </text:list-item>
                </text:list>
              </text:section>
            </text:section>
            <text:section text:style-name="Sect1" text:name="outline-container-4-7-3">
              <text:h text:style-name="P56" text:outline-level="4"><text:bookmark text:name="sec-4-7-3"/>Project Lead for Multi-Threaded Performance Tools, March 1995-October 1996</text:h>
              <text:section text:style-name="Sect1" text:name="text-4-7-3">
                <text:list xml:id="list191800042" text:style-name="L14">
                  <text:list-item>
                    <text:p text:style-name="P22">Responsible for technical leadership of five performance tools. </text:p>
                  </text:list-item>
                  <text:list-item>
                    <text:p text:style-name="P22">Led four person team on multi-year effort of developing a new multi-threaded performance tool. </text:p>
                  </text:list-item>
                  <text:list-item>
                    <text:p text:style-name="P42">Responsibilities included scheduling, project definition, design, interface reviews, C++ implementation, testing, and documentation. </text:p>
                  </text:list-item>
                </text:list>
              </text:section>
            </text:section>
            <text:section text:style-name="Sect1" text:name="outline-container-4-7-4">
              <text:h text:style-name="P56" text:outline-level="4"><text:bookmark text:name="sec-4-7-4"/>Incremental Linker Engineer, January 1994-February 1995</text:h>
              <text:section text:style-name="Sect1" text:name="text-4-7-4">
                <text:list xml:id="list46936239" text:style-name="L15">
                  <text:list-item>
                    <text:p text:style-name="P23">Part of two person team working on incremental linker. </text:p>
                  </text:list-item>
                  <text:list-item>
                    <text:p text:style-name="P43">Responsibilities included all aspects of development including designing, implementing, debugging, test writing, test suite maintenance, and scheduling. </text:p>
                  </text:list-item>
                </text:list>
              </text:section>
            </text:section>
            <text:section text:style-name="Sect1" text:name="outline-container-4-7-5">
              <text:h text:style-name="P56" text:outline-level="4"><text:bookmark text:name="sec-4-7-5"/>DBX Engineer, July 1991-December 1993</text:h>
              <text:section text:style-name="Sect1" text:name="text-4-7-5">
                <text:list xml:id="list567454916" text:style-name="L16">
                  <text:list-item>
                    <text:p text:style-name="P24">Chief designer and implementer of C++ support for DBX. </text:p>
                  </text:list-item>
                  <text:list-item>
                    <text:p text:style-name="P24">Had leadership and supervision responsibilities over other engineers working on C++ support. </text:p>
                  </text:list-item>
                  <text:list-item>
                    <text:p text:style-name="P44">Provided general support for all aspects of DBX. </text:p>
                  </text:list-item>
                </text:list>
              </text:section>
            </text:section>
          </text:section>
          <text:section text:style-name="Sect1" text:name="outline-container-4-8">
            <text:h text:style-name="P57" text:outline-level="3"><text:bookmark text:name="sec-4-8"/>Kodak Research Laboratories, Eastman Kodak (Rochester, NY)</text:h>
            <text:section text:style-name="Sect1" text:name="outline-container-4-8-1">
              <text:h text:style-name="P56" text:outline-level="4"><text:bookmark text:name="sec-4-8-1"/>Imaging Software Engineer Contractor, January 1991-June 1991</text:h>
              <text:section text:style-name="Sect1" text:name="text-4-8-1">
                <text:list xml:id="list76481377" text:style-name="L17">
                  <text:list-item>
                    <text:p text:style-name="P25">Member of a three member lab responsible for prototyping Kodak photoCD software. </text:p>
                  </text:list-item>
                  <text:list-item>
                    <text:p text:style-name="P45">Implemented a 24-bit color GUI application for displaying photoCDs. </text:p>
                  </text:list-item>
                </text:list>
              </text:section>
            </text:section>
          </text:section>
          <text:section text:style-name="Sect1" text:name="outline-container-4-9">
            <text:h text:style-name="P57" text:outline-level="3"><text:bookmark text:name="sec-4-9"/>Computer Science Department, University of Rochester</text:h>
            <text:section text:style-name="Sect1" text:name="outline-container-4-9-1">
              <text:h text:style-name="P56" text:outline-level="4"><text:bookmark text:name="sec-4-9-1"/>Research and Teaching Assistant, June 1986-December 1990</text:h>
              <text:section text:style-name="Sect1" text:name="text-4-9-1">
                <text:list xml:id="list1063866825" text:style-name="L18">
                  <text:list-item>
                    <text:p text:style-name="P26">Implemented a parallel debugger for the Chrysalis parallel operating system. </text:p>
                  </text:list-item>
                  <text:list-item>
                    <text:p text:style-name="P46">Assisted in the implementation of the Psyche Multiprocessor Operating System and an X-window based visual debugging tool. </text:p>
                  </text:list-item>
                </text:list>
              </text:section>
            </text:section>
          </text:section>
          <text:section text:style-name="Sect1" text:name="outline-container-4-10">
            <text:h text:style-name="P57" text:outline-level="3"><text:bookmark text:name="sec-4-10"/>Computer Science Department, University of Buffalo</text:h>
            <text:section text:style-name="Sect1" text:name="outline-container-4-10-1">
              <text:h text:style-name="P56" text:outline-level="4"><text:bookmark text:name="sec-4-10-1"/>Laboratory Assistant, September 1985-May 1986, September 1986-May 1986</text:h>
              <text:section text:style-name="Sect1" text:name="text-4-10-1">
                <text:list xml:id="list297467345" text:style-name="L19">
                  <text:list-item>
                    <text:p text:style-name="P27">Responsibilities included Unix system administration, training of new assistants and application programming. </text:p>
                  </text:list-item>
                  <text:list-item>
                    <text:p text:style-name="P47">Designed and implemented a Modula-2 runtime library used by students and faculty. </text:p>
                  </text:list-item>
                </text:list>
              </text:section>
            </text:section>
          </text:section>
          <text:section text:style-name="Sect1" text:name="outline-container-4-11">
            <text:h text:style-name="P57" text:outline-level="3"><text:bookmark text:name="sec-4-11"/>Grumman Aerospace Systems</text:h>
            <text:section text:style-name="Sect1" text:name="outline-container-4-11-1">
              <text:h text:style-name="P56" text:outline-level="4"><text:bookmark text:name="sec-4-11-1"/>Summer Intern, June 1986-August 1986</text:h>
              <text:section text:style-name="Sect1" text:name="text-4-11-1">
                <text:list xml:id="list2175805338" text:style-name="L20">
                  <text:list-item>
                    <text:p text:style-name="P48">Designed and implemented a document development system reducing duplication of data by providing automated cross-referencing during the creation of MIL-STD-2167 documents </text:p>
                  </text:list-item>
                </text:list>
              </text:section>
            </text:section>
          </text:section>
          <text:section text:style-name="Sect1" text:name="outline-container-4-12">
            <text:h text:style-name="P57" text:outline-level="3"><text:bookmark text:name="sec-4-12"/>Publications, Patents, Presentations, and Open Source Contributions</text:h>
            <text:section text:style-name="Sect1" text:name="outline-container-4-12-1">
              <text:h text:style-name="P56" text:outline-level="4"><text:bookmark text:name="sec-4-12-1"/>Publications</text:h>
              <text:section text:style-name="Sect1" text:name="text-4-12-1">
                <text:list xml:id="list1245359142" text:style-name="L21">
                  <text:list-item>
                    <text:p text:style-name="P28">Contributor to OWASP.org's “2010 Top Ten Web Vulnerabilities”. </text:p>
                  </text:list-item>
                  <text:list-item>
                    <text:p text:style-name="P28">Member JSR-196: Java Authentication Service Provider Interface for Containers. </text:p>
                  </text:list-item>
                  <text:list-item>
                    <text:p text:style-name="P28">Member JSR-115: Java Authorization Contract for Containers </text:p>
                  </text:list-item>
                  <text:list-item>
                    <text:p text:style-name="P28">Participated in JSR-149: Work Area Service for J2EE, and JCA. </text:p>
                  </text:list-item>
                  <text:list-item>
                    <text:p text:style-name="P28">Contributor to OWASP.org's “2007 Top Ten Web Vulnerabilities”. </text:p>
                  </text:list-item>
                  <text:list-item>
                    <text:p text:style-name="P28">CIO Online Article: “Confidential Data: You're Giving Away Your Corporate Secrets!”, 6/2008 </text:p>
                  </text:list-item>
                  <text:list-item>
                    <text:p text:style-name="P28">CSOOnline Article: “Attack Dangers Posed by 'Innocent' Files” </text:p>
                  </text:list-item>
                  <text:list-item>
                    <text:p text:style-name="P49">Peer-reviewed "Implementation Issues for the Psyche Multiprocessor Operating System"; appearing in Computing Systems 3, 1989 </text:p>
                  </text:list-item>
                </text:list>
              </text:section>
            </text:section>
            <text:section text:style-name="Sect1" text:name="outline-container-4-12-2">
              <text:h text:style-name="P56" text:outline-level="4"><text:bookmark text:name="sec-4-12-2"/>Presentations</text:h>
              <text:section text:style-name="Sect1" text:name="text-4-12-2">
                <text:list xml:id="list1212060424" text:style-name="L22">
                  <text:list-item>
                    <text:p text:style-name="P29">Designated <text:span text:style-name="T3">must see</text:span> presentation by JavaOne staff: “Writing Secure Web Applications”, 2005 JavaOne. </text:p>
                  </text:list-item>
                  <text:list-item>
                    <text:p text:style-name="P29">"How to Secure a Web Application", WebLogic Developer's Journal October 2003. </text:p>
                  </text:list-item>
                  <text:list-item>
                    <text:p text:style-name="P29">“Writing Secure Web Applications”, BEAWorld 2005. </text:p>
                  </text:list-item>
                  <text:list-item>
                    <text:p text:style-name="P29">“WebLogic Server 9.0 Security Features”, BEAWorld 2005. </text:p>
                  </text:list-item>
                  <text:list-item>
                    <text:p text:style-name="P29">"So You Want to Write a Security Provider - Now What?", BEA eWorld 2004. </text:p>
                  </text:list-item>
                  <text:list-item>
                    <text:p text:style-name="P29">"Configuring and Administering WebLogic Security", BEA eWorld 2003. </text:p>
                  </text:list-item>
                  <text:list-item>
                    <text:p text:style-name="P29">"Using the New WebLogic Security Architecture", BEA eWorld 2002. </text:p>
                  </text:list-item>
                  <text:list-item>
                    <text:p text:style-name="P50">Numerous internal and customer training presentations. </text:p>
                  </text:list-item>
                </text:list>
              </text:section>
            </text:section>
            <text:section text:style-name="Sect1" text:name="outline-container-4-12-3">
              <text:h text:style-name="P56" text:outline-level="4"><text:bookmark text:name="sec-4-12-3"/>Patents</text:h>
              <text:section text:style-name="Sect1" text:name="text-4-12-3">
                <text:list xml:id="list2053738865" text:style-name="L23">
                  <text:list-item>
                    <text:p text:style-name="P30">US Patent #7,979,891: <text:a xlink:type="simple" xlink:href="http://1.usa.gov/7979891">Method and System for Securing Execution of Untrusted Applications</text:a>, July 2011 This patent, in combination with 7,814,556 defines a model for enforcing <text:a xlink:type="simple" xlink:href="http://en.wikipedia.org/wiki/J2ee">J2EE</text:a> (a.k.a: JEE) application security via <text:a xlink:type="simple" xlink:href="http://en.wikipedia.org/wiki/Sandbox_(computer_security)">sandboxing</text:a> within a single process address space. </text:p>
                  </text:list-item>
                  <text:list-item>
                    <text:p text:style-name="P30">US Patent #7,814,556: <text:a xlink:type="simple" xlink:href="http://1.usa.gov/7814556">System and Method for Protecting APIs from Untrusted or Less Trusted Applications</text:a>, October 2010 See patent 7,979,891. </text:p>
                  </text:list-item>
                  <text:list-item>
                    <text:p text:style-name="P30">US Patent #7,610,813: <text:a xlink:type="simple" xlink:href="http://1.usa.gov/7610613">Servlet Authentication Filters</text:a>, October 2009 An extension of <text:a xlink:type="simple" xlink:href="http://en.wikipedia.org/wiki/J2ee">J2EE</text:a> (a.k.a: JEE) <text:a xlink:type="simple" xlink:href="http://en.wikipedia.org/wiki/Java_Servlet">Servlets</text:a> that provides an integrated and pluggable model for authentication for Servlets. <text:a xlink:type="simple" xlink:href="http://jcp.org/en/jsr/detail?id=196">JSR-196</text:a> extended J2EE via adopting, extending, and standardizing the concepts introduced in this patent. </text:p>
                  </text:list-item>
                  <text:list-item>
                    <text:p text:style-name="P30">US Patent #7,487,207: <text:a xlink:type="simple" xlink:href="http://1.usa.gov/7487207">System and method for determining the functionality of a software application based on nodes within the software application and transitions between the nodes</text:a>, February 2009 Defines a <text:a xlink:type="simple" xlink:href="http://en.wikipedia.org/wiki/Model–view–controller">model-view-controller</text:a> (MVC) model for implementing web applications. <text:a xlink:type="simple" xlink:href="http://en.wikipedia.org/wiki/Apache_Struts">Apache Struts</text:a> is based on the ideas defined in this patent. </text:p>
                  </text:list-item>
                  <text:list-item>
                    <text:p text:style-name="P30">US Patent #7,051,069: <text:a xlink:type="simple" xlink:href="http://1.usa.gov/7051069">System for managing logical process flow in an online environment</text:a>, May 2006 Earlier version of 7,487,207 above. </text:p>
                  </text:list-item>
                  <text:list-item>
                    <text:p text:style-name="P30">US Patent application pending #20,060,031,855: <text:a xlink:type="simple" xlink:href="http://bit.ly/20060031855">System and Method for Runtime Interface Versioning</text:a>, February 2006 The concepts embodied in this patent application have been used to ensure backwards compatibility for WebLogic Server's Security <text:a xlink:type="simple" xlink:href="http://en.wikipedia.org/wiki/Service_Provider_Interface">SPI</text:a>s. The implementation of this patent allows the server to continue to add new functionality to the SPIs while maintaining forwards compatibility for security all providers written since 2002. <text:a xlink:type="simple" xlink:href="http://docs.oracle.com/cd/E24329_01/apirefs.1211/e24391/weblogic/security/spi/package-summary.html">Current security SPI classes</text:a> ending with "V2" are using this mechanism. </text:p>
                  </text:list-item>
                  <text:list-item>
                    <text:p text:style-name="P51">US Patent #5,787,447: <text:a xlink:type="simple" xlink:href="http://1.usa.gov/5787447">Memory allocation maintaining ordering across multiple heaps</text:a>, July 1998 A memory allocation algorithm that supported incremental modification of <text:a xlink:type="simple" xlink:href="http://en.wikipedia.org/wiki/Executable_and_Linkable_Format">ELF executables</text:a>, while maintaining the ordering required by ELF as well as existing <text:a xlink:type="simple" xlink:href="http://en.wikipedia.org/wiki/Solaris_(operating_system)">Solaris</text:a> tools (eg: <text:a xlink:type="simple" xlink:href="http://en.wikipedia.org/wiki/Dbx_(debugger)">dbx</text:a>) without requiring restarting of the application or the tools. </text:p>
                  </text:list-item>
                </text:list>
              </text:section>
            </text:section>
          </text:section>
          <text:section text:style-name="Sect1" text:name="outline-container-4-13">
            <text:h text:style-name="P57" text:outline-level="3"><text:bookmark text:name="sec-4-13"/>Open Source Contributions</text:h>
            <text:section text:style-name="Sect1" text:name="text-4-13">
              <text:list xml:id="list521030316" text:style-name="L24">
                <text:list-item>
                  <text:p text:style-name="P52">“Contrib” UI interface plus API modifications for TKMan. </text:p>
                </text:list-item>
                <text:list-item>
                  <text:p text:style-name="P52">Emacs-style file completion for PDKSH. </text:p>
                </text:list-item>
                <text:list-item>
                  <text:p text:style-name="P52">GNU Emacs ILISP-mode modifications. </text:p>
                </text:list-item>
                <text:list-item>
                  <text:p text:style-name="P52">Numerous bug-fixes and suggestions. </text:p>
                </text:list-item>
                <text:list-item>
                  <text:p text:style-name="P53">More recent open source contributions documented <text:a xlink:type="simple" xlink:href="#sec-4-1">above</text:a>. </text:p>
                </text:list-item>
              </text:list>
            </text:section>
          </text:section>
        </text:section>
        <text:section text:style-name="Sect1" text:name="outline-container-5">
          <text:h text:style-name="P54" text:outline-level="2"><text:bookmark text:name="sec-5"/>Education</text:h>
          <text:section text:style-name="Sect1" text:name="text-5">
            <text:list xml:id="list1502276685" text:style-name="L25">
              <text:list-item>
                <text:p text:style-name="P9">Ph.D. all but dissertation, Computer Science, September 1986-1990; University of Rochester. </text:p>
              </text:list-item>
              <text:list-item>
                <text:p text:style-name="P9">M.S., Computer Science, May 1989; University of Rochester. </text:p>
              </text:list-item>
              <text:list-item>
                <text:p text:style-name="P9">B.S. with honors, Computer Science, May 1987; University of Buffalo </text:p>
              </text:list-item>
              <text:list-item>
                <text:p text:style-name="P9">University of Buffalo's President's List (4.0/4.0 GPA), Fall 1984 and Spring 1985 </text:p>
              </text:list-item>
              <text:list-item>
                <text:p text:style-name="P9">University of Buffalo's Dean's List (3.6/4.0 GPA), Fall 1986 and Fall 1987 </text:p>
              </text:list-item>
              <text:list-item>
                <text:p text:style-name="P9">New York State Regent's Scholarship Fall 1983 </text:p>
              </text:list-item>
              <text:list-item>
                <text:p text:style-name="P5">National Merit Letter of Commendation Spring 1982 </text:p>
              </text:list-item>
            </text:list>
            <text:section text:style-name="Sect1" text:name="footnotes">
              <text:h text:style-name="P55" text:outline-level="4">Footnotes: </text:h>
              <text:section text:style-name="Sect1" text:name="text-footnotes">
                <text:p text:style-name="Text_20_body"><text:a xlink:type="simple" xlink:href="#fnr.1" office:name="fn.1"><text:span text:style-name="T2">1</text:span></text:a> Architected <text:a xlink:type="simple" xlink:href="http://bit.ly/AF3TMb">WebLogic Server security framework</text:a>. January 2012 marks the 11<text:span text:style-name="T2">th</text:span> year that it will be the foundation of security for <text:a xlink:type="simple" xlink:href="http://bit.ly/z23Zss%20">BEA's WebLogic Server</text:a> (now <text:a xlink:type="simple" xlink:href="http://bit.ly/AF3TMb)%20">Oracle's Fusion Middleware</text:a>) and other <text:a xlink:type="simple" xlink:href="http://en.wikipedia.org/wiki/Middleware">middleware</text:a> products. 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.verse" style:display-name="Text body.vers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fo:background-color="#f3f5f7" fo:padding="0.0693in" fo:border="0.0138in solid #aebdcc">
        <style:background-image/>
      </style:paragraph-properties>
      <style:text-properties style:font-name="courier" fo:font-size="10pt" style:font-name-asian="courier" style:font-size-asian="10pt" style:font-name-complex="courier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665in" fo:margin-bottom="0in"/>
      <style:text-properties style:font-name="Times New Roman" fo:font-size="18pt" fo:font-weight="bold" style:font-name-asian="Arial" style:font-size-asian="18pt" style:font-weight-asian="bold" style:font-name-complex="Tahoma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209in" fo:margin-bottom="0in" fo:text-indent="0in" style:auto-text-indent="false"/>
      <style:text-properties style:font-name="Times New Roman" fo:font-size="12pt" fo:font-weight="bold" style:font-name-asian="Arial" style:font-size-asian="12pt" style:font-weight-asian="bold" style:font-name-complex="Tahoma" style:font-size-complex="12pt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il Smithline</meta:initial-creator>
    <dc:date>2012-07-09T21:07:00</dc:date>
    <meta:editing-duration>PT00H14M29S</meta:editing-duration>
    <meta:editing-cycles>2</meta:editing-cycles>
    <meta:generator>NeoOffice/3.1.2$Unix OpenOffice.org_project/Patch 9</meta:generator>
    <meta:print-date>2012-07-09T21:05:51</meta:print-date>
    <meta:document-statistic meta:table-count="0" meta:image-count="1" meta:object-count="0" meta:page-count="1" meta:paragraph-count="153" meta:word-count="2242" meta:character-count="15968"/>
    <meta:user-defined meta:name="generated">2012-07-04 14:40:38 EDT</meta:user-defined>
    <meta:user-defined meta:name="title"/>
  </office:meta>
</office:document-meta>
</file>